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FreeSerif1" svg:font-family="FreeSerif" style:font-adornments="Regular" style:font-family-generic="roman"/>
    <style:font-face style:name="Arial" svg:font-family="Arial" style:font-family-generic="roman" style:font-pitch="variable"/>
    <style:font-face style:name="FreeSerif"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2" style:family="table">
      <style:table-properties style:width="5.3542in" table:align="margins"/>
    </style:style>
    <style:style style:name="Table2.A" style:family="table-column">
      <style:table-column-properties style:column-width="1.6771in" style:rel-column-width="20527*"/>
    </style:style>
    <style:style style:name="Table2.B" style:family="table-column">
      <style:table-column-properties style:column-width="3.6771in" style:rel-column-width="45008*"/>
    </style:style>
    <style:style style:name="Table2.A1" style:family="table-cell">
      <style:table-cell-properties fo:background-color="transparent" fo:padding="0.0382in" fo:border="none">
        <style:background-image/>
      </style:table-cell-properties>
    </style:style>
    <style:style style:name="Table2.A2" style:family="table-cell">
      <style:table-cell-properties fo:padding="0.0382in" fo:border="none"/>
    </style:style>
    <style:style style:name="Table2.B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34" style:family="table">
      <style:table-properties style:width="4.5667in" fo:margin-top="0in" fo:margin-bottom="0.1653in" table:align="center" fo:keep-with-next="auto" style:writing-mode="lr-tb"/>
    </style:style>
    <style:style style:name="Table34.A" style:family="table-column">
      <style:table-column-properties style:column-width="1.4792in"/>
    </style:style>
    <style:style style:name="Table34.B" style:family="table-column">
      <style:table-column-properties style:column-width="1.0292in"/>
    </style:style>
    <style:style style:name="Table34.A1" style:family="table-cell">
      <style:table-cell-properties fo:padding="0.0382in" fo:border-left="none" fo:border-right="none" fo:border-top="none" fo:border-bottom="0.05pt solid #000000"/>
    </style:style>
    <style:style style:name="Table34.B1" style:family="table-cell">
      <style:table-cell-properties fo:padding="0.0382in" fo:border-left="0.05pt solid #000000" fo:border-right="none" fo:border-top="none" fo:border-bottom="0.05pt solid #000000"/>
    </style:style>
    <style:style style:name="Table34.D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officeooo:rsid="0013d9a6" officeooo:paragraph-rsid="0013d9a6"/>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style:font-name="FreeSerif"/>
    </style:style>
    <style:style style:name="P9" style:family="paragraph" style:parent-style-name="Text_20_body">
      <style:text-properties style:use-window-font-color="true" loext:opacity="0%"/>
    </style:style>
    <style:style style:name="P10" style:family="paragraph" style:parent-style-name="Text_20_body">
      <style:paragraph-properties fo:text-align="justify" style:justify-single-word="false"/>
      <style:text-properties style:use-window-font-color="true" loext:opacity="0%"/>
    </style:style>
    <style:style style:name="P11" style:family="paragraph" style:parent-style-name="Text_20_body">
      <style:paragraph-properties fo:text-align="start" style:justify-single-word="false"/>
      <style:text-properties style:use-window-font-color="true" loext:opacity="0%"/>
    </style:style>
    <style:style style:name="P12" style:family="paragraph" style:parent-style-name="Text_20_body">
      <style:paragraph-properties fo:text-align="start" style:justify-single-word="false"/>
      <style:text-properties fo:language="sv" fo:country="SE"/>
    </style:style>
    <style:style style:name="P13" style:family="paragraph" style:parent-style-name="Text_20_body">
      <style:paragraph-properties fo:text-align="start"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text-properties style:font-name="FreeSans" fo:font-size="11pt" style:font-size-asian="11pt" style:font-size-complex="11pt"/>
    </style:style>
    <style:style style:name="P15" style:family="paragraph" style:parent-style-name="Text_20_body">
      <style:paragraph-properties fo:text-align="start" style:justify-single-word="false"/>
      <style:text-properties officeooo:rsid="0013d9a6" officeooo:paragraph-rsid="0013d9a6"/>
    </style:style>
    <style:style style:name="P16" style:family="paragraph" style:parent-style-name="Heading_20_1_20_no_20_number">
      <style:text-properties fo:font-weight="bold" style:font-weight-asian="bold"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style:font-name="FreeSerif"/>
    </style:style>
    <style:style style:name="P19" style:family="paragraph" style:parent-style-name="Figure">
      <style:paragraph-properties fo:text-align="center" style:justify-single-word="false"/>
    </style:style>
    <style:style style:name="P20" style:family="paragraph" style:parent-style-name="Figure">
      <style:paragraph-properties fo:text-align="start" style:justify-single-word="false"/>
    </style:style>
    <style:style style:name="P21" style:family="paragraph" style:parent-style-name="Heading_20_1_20_no_20_number">
      <style:paragraph-properties fo:margin-left="0in" fo:margin-right="0in" fo:text-indent="0in" style:auto-text-indent="false"/>
    </style:style>
    <style:style style:name="P22" style:family="paragraph" style:parent-style-name="Standard">
      <style:text-properties officeooo:paragraph-rsid="0006b7b4"/>
    </style:style>
    <style:style style:name="P23" style:family="paragraph" style:parent-style-name="Standard">
      <style:text-properties fo:font-size="6pt" officeooo:paragraph-rsid="0006b7b4" style:font-size-asian="6pt" style:font-size-complex="6pt"/>
    </style:style>
    <style:style style:name="P24"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25" style:family="paragraph" style:parent-style-name="Standard">
      <style:text-properties fo:color="#ffffff" loext:opacity="100%" style:font-name="FreeSans" fo:font-weight="bold" officeooo:rsid="001721de" officeooo:paragraph-rsid="0006b7b4" style:font-weight-asian="bold" style:font-weight-complex="bold"/>
    </style:style>
    <style:style style:name="P26" style:family="paragraph" style:parent-style-name="Standard">
      <style:text-properties fo:color="#ffffff" loext:opacity="100%" style:font-name="FreeSans" fo:font-weight="normal" officeooo:rsid="001721de" officeooo:paragraph-rsid="0006b7b4" style:font-weight-asian="normal" style:font-weight-complex="normal"/>
    </style:style>
    <style:style style:name="P27" style:family="paragraph" style:parent-style-name="Standard">
      <style:paragraph-properties fo:text-align="start" style:justify-single-word="false"/>
      <style:text-properties fo:color="#ffffff" loext:opacity="100%" style:font-name="FreeSans" fo:font-weight="normal" officeooo:rsid="001721de" officeooo:paragraph-rsid="0006b7b4" style:font-weight-asian="normal" style:font-weight-complex="normal"/>
    </style:style>
    <style:style style:name="P28" style:family="paragraph" style:parent-style-name="Standard">
      <style:text-properties fo:color="#ffffff" loext:opacity="100%" style:font-name="FreeSans" fo:font-style="italic" fo:font-weight="normal" officeooo:rsid="001721de" officeooo:paragraph-rsid="0006b7b4" style:font-style-asian="italic" style:font-weight-asian="normal" style:font-style-complex="italic" style:font-weight-complex="normal"/>
    </style:style>
    <style:style style:name="P29" style:family="paragraph" style:parent-style-name="Standard">
      <style:text-properties style:font-name="FreeSans" officeooo:paragraph-rsid="0006b7b4"/>
    </style:style>
    <style:style style:name="P30"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31"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4" style:family="paragraph" style:parent-style-name="Contents_20_10">
      <style:paragraph-properties>
        <style:tab-stops>
          <style:tab-stop style:position="5.3543in" style:type="right" style:leader-style="dotted" style:leader-text="."/>
        </style:tab-stops>
      </style:paragraph-properties>
    </style:style>
    <style:style style:name="P35" style:family="paragraph" style:parent-style-name="Standard" style:master-page-name="First_20_Page">
      <style:paragraph-properties style:page-number="auto"/>
      <style:text-properties fo:font-size="6pt" officeooo:paragraph-rsid="0006b7b4" style:font-size-asian="6pt" style:font-size-complex="6pt"/>
    </style:style>
    <style:style style:name="P36" style:family="paragraph" style:parent-style-name="Heading_20_1" style:master-page-name="Standard">
      <style:paragraph-properties style:page-number="1"/>
      <style:text-properties fo:language="sv" fo:country="SE"/>
    </style:style>
    <style:style style:name="P37" style:family="paragraph" style:parent-style-name="Heading_20_1_20_no_20_number">
      <style:text-properties officeooo:paragraph-rsid="0006b7b4"/>
    </style:style>
    <style:style style:name="P38" style:family="paragraph" style:parent-style-name="Referenses" style:list-style-name="L1"/>
    <style:style style:name="P39" style:family="paragraph" style:parent-style-name="Text_20_body" style:list-style-name="">
      <style:text-properties style:font-name="FreeSans" fo:font-size="22pt" fo:language="sv" fo:country="SE" fo:font-weight="bold" officeooo:rsid="000ff957" officeooo:paragraph-rsid="000ff957" style:font-size-asian="22pt" style:font-weight-asian="bold" style:font-size-complex="22pt" style:font-weight-complex="bold"/>
    </style:style>
    <style:style style:name="P40"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41" style:family="paragraph" style:parent-style-name="Text_20_body" style:list-style-name="">
      <style:text-properties style:font-name="FreeSans" officeooo:paragraph-rsid="000ff957"/>
    </style:style>
    <style:style style:name="P42" style:family="paragraph" style:parent-style-name="Text_20_body" style:list-style-name="">
      <style:text-properties style:font-name="FreeSans" officeooo:paragraph-rsid="0006b7b4"/>
    </style:style>
    <style:style style:name="P43" style:family="paragraph" style:parent-style-name="Text_20_body" style:list-style-name="">
      <style:text-properties style:font-name="FreeSans" officeooo:rsid="000ff957" officeooo:paragraph-rsid="000ff957"/>
    </style:style>
    <style:style style:name="P44" style:family="paragraph" style:parent-style-name="Text_20_body" style:list-style-name="">
      <style:paragraph-properties fo:text-align="start" style:justify-single-word="false"/>
    </style:style>
    <style:style style:name="P45" style:family="paragraph" style:parent-style-name="Text_20_body" style:list-style-name=""/>
    <style:style style:name="P46"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99cc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2190e" style:font-weight-asian="bold" style:font-name-complex="Arial1"/>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1" fo:font-style="italic" style:font-style-asian="italic" style:font-style-complex="italic"/>
    </style:style>
    <style:style style:name="T8" style:family="text">
      <style:text-properties style:font-name="FreeSerif2"/>
    </style:style>
    <style:style style:name="T9" style:family="text">
      <style:text-properties fo:font-weight="normal" style:font-weight-asian="normal" style:font-weight-complex="normal"/>
    </style:style>
    <style:style style:name="T10" style:family="text">
      <style:text-properties fo:font-weight="normal" officeooo:rsid="0012190e" style:font-weight-asian="normal" style:font-weight-complex="normal"/>
    </style:style>
    <style:style style:name="T11" style:family="text">
      <style:text-properties style:font-name="FreeSans" fo:font-size="11pt" fo:font-weight="bold" style:font-size-asian="11pt" style:font-weight-asian="bold" style:font-name-complex="Arial1" style:font-size-complex="11pt"/>
    </style:style>
    <style:style style:name="T12" style:family="text">
      <style:text-properties style:font-name="FreeSans" fo:font-size="11pt" fo:font-weight="bold" officeooo:rsid="0012190e" style:font-size-asian="11pt" style:font-weight-asian="bold" style:font-name-complex="Arial1" style:font-size-complex="11pt"/>
    </style:style>
    <style:style style:name="T13" style:family="text">
      <style:text-properties style:font-name="FreeSans" fo:font-size="11pt" style:font-size-asian="11pt" style:font-name-complex="Arial1" style:font-size-complex="11pt"/>
    </style:style>
    <style:style style:name="T14" style:family="text">
      <style:text-properties style:font-name="FreeSans" fo:font-size="11pt" officeooo:rsid="0012190e" style:font-size-asian="11pt" style:font-name-complex="Arial1" style:font-size-complex="11pt"/>
    </style:style>
    <style:style style:name="T15" style:family="text">
      <style:text-properties style:font-name="FreeSans" fo:font-size="11pt" fo:language="sv" fo:country="SE" officeooo:rsid="00186749" style:font-size-asian="11pt" style:font-name-complex="Arial1" style:font-size-complex="11pt"/>
    </style:style>
    <style:style style:name="T16" style:family="text">
      <style:text-properties officeooo:rsid="000cd76c"/>
    </style:style>
    <style:style style:name="T17" style:family="text">
      <style:text-properties fo:color="#ffffff" loext:opacity="100%" fo:font-weight="bold" officeooo:rsid="0006b7b4" style:font-weight-asian="bold" style:font-weight-complex="bold"/>
    </style:style>
    <style:style style:name="T18" style:family="text">
      <style:text-properties fo:color="#ffffff" loext:opacity="100%" fo:font-weight="normal" officeooo:rsid="001721de" style:font-weight-asian="normal" style:font-weight-complex="normal"/>
    </style:style>
    <style:style style:name="T19" style:family="text">
      <style:text-properties fo:font-size="19pt" fo:font-style="italic" style:font-size-asian="19pt" style:font-style-asian="italic" style:font-size-complex="19pt" style:font-style-complex="italic"/>
    </style:style>
    <style:style style:name="T20" style:family="text">
      <style:text-properties fo:font-size="19pt" fo:font-style="italic" officeooo:rsid="000cd76c" style:font-size-asian="19pt" style:font-style-asian="italic" style:font-size-complex="19pt" style:font-style-complex="italic"/>
    </style:style>
    <style:style style:name="T21" style:family="text">
      <style:text-properties officeooo:rsid="0012190e"/>
    </style:style>
    <style:style style:name="T22" style:family="text">
      <style:text-properties fo:language="sv" fo:country="SE" officeooo:rsid="000ff957"/>
    </style:style>
    <style:style style:name="T23" style:family="text">
      <style:text-properties fo:font-size="14pt" fo:language="sv" fo:country="SE" style:font-size-asian="14pt" style:font-size-complex="14pt"/>
    </style:style>
    <style:style style:name="T24"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horizontal-pos="from-left"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svg:stroke-width="0.0783in" svg:stroke-color="#000000" draw:marker-start="" draw:marker-start-width="0.2362in" draw:marker-start-center="false" draw:marker-end="Arrow" draw:marker-end-width="0.2362in" draw:marker-end-center="false" draw:fill="solid" draw:fill-color="#99ccff" draw:textarea-horizontal-align="center" draw:textarea-vertical-align="middle" fo:padding-top="0.089in" fo:padding-bottom="0.089in" fo:padding-left="0.1374in" fo:padding-right="0.137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35"/>
      <text:p text:style-name="P23"/>
      <text:p text:style-name="P23"/>
      <text:p text:style-name="P22"/>
      <text:p text:style-name="P22"/>
      <text:p text:style-name="P22"/>
      <text:p text:style-name="P22"/>
      <text:p text:style-name="P22"/>
      <text:p text:style-name="P22"/>
      <text:p text:style-name="P22"/>
      <text:h text:style-name="P39" text:outline-level="1">Titel</text:h>
      <text:h text:style-name="P43" text:outline-level="1"><text:span text:style-name="T23">Undertitel</text:span></text:h>
      <text:h text:style-name="P43" text:outline-level="1"><text:span text:style-name="T23"/></text:h>
      <text:h text:style-name="P41" text:outline-level="1"><text:span text:style-name="T22">Författare</text:span></text:h>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
      <text:p text:style-name="P14"><text:span text:style-name="T3">MITTUNIVERSITETET<text:line-break/></text:span><text:span text:style-name="T4">Institutionen för Informations-system och teknologi</text:span></text:p>
      <text:p text:style-name="P7"><text:span text:style-name="T11">Examinator:</text:span><text:span text:style-name="T13"> Förnamn Efternamn, </text:span><text:a xlink:type="simple" xlink:href="mailto:xxxxx@miun.se" text:style-name="Internet_20_link" text:visited-style-name="Visited_20_Internet_20_Link"><text:span text:style-name="T13">xxxxx@miun.se</text:span></text:a><text:span text:style-name="T13"><text:line-break/></text:span><text:span text:style-name="T11">Handledare:</text:span><text:span text:style-name="T13"> Förnamn Efternamn, </text:span><text:a xlink:type="simple" xlink:href="mailto:xxxxx@miun.se" text:style-name="Internet_20_link" text:visited-style-name="Visited_20_Internet_20_Link"><text:span text:style-name="T13">xxxxx@miun.se</text:span></text:a><text:span text:style-name="T13"><text:line-break/></text:span><text:span text:style-name="T11">Författare:</text:span><text:span text:style-name="T13"> Förnamn Efternamn, </text:span><text:a xlink:type="simple" xlink:href="mailto:xxxxx0000@student.miun.se" text:style-name="Internet_20_link" text:visited-style-name="Visited_20_Internet_20_Link"><text:span text:style-name="T13">xxxxx0000@student.miun.se</text:span></text:a><text:span text:style-name="T13"><text:line-break/></text:span><text:span text:style-name="T11">Utbildningsprogram:</text:span><text:span text:style-name="T13"> </text:span><text:span text:style-name="T14">TWEUG, Webbutveckling</text:span><text:span text:style-name="T13">, 1</text:span><text:span text:style-name="T14">2</text:span><text:span text:style-name="T13">0 hp<text:line-break/></text:span><text:span text:style-name="T11">Huvudområde:</text:span><text:span text:style-name="T13"> </text:span><text:span text:style-name="T14">Datateknik</text:span><text:span text:style-name="T13"><text:line-break/></text:span><text:span text:style-name="T11">Termin, år: </text:span><text:span text:style-name="T12">VT</text:span><text:span text:style-name="T13">, </text:span><text:span text:style-name="T15">2021</text:span><text:span text:style-name="T13"> </text:span></text:p>
      <text:h text:style-name="P37" text:outline-level="1"><text:bookmark-start text:name="__RefHeading___Toc1490_3709290493"/>Sammanfattning<text:bookmark-end text:name="__RefHeading___Toc1490_3709290493"/></text:h>
      <text:h text:style-name="P44"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5" text:outline-level="1"><text:span text:style-name="T2">Nyckelord:</text:span> Människa-dator-interaktion, XML, Linux , Java.</text:h>
      <text:h text:style-name="Heading_20_1_20_no_20_number" text:outline-level="1"><text:bookmark-start text:name="__RefHeading___Toc1488_3709290493"/>Abstract<text:bookmark-end text:name="__RefHeading___Toc1488_3709290493"/></text:h>
      <text:p text:style-name="P7">Abstract, det vill säga motsvarande sammanfattning på engelska, krävs i examensrapporter. Abstract skrivs i ett stycke.</text:p>
      <text:h text:style-name="P45" text:outline-level="1"><text:span text:style-name="T2">Keywords:</text:span><text:span text:style-name="T9"> Exempel: Human-comput</text:span><text:span text:style-name="T10">e</text:span><text:span text:style-name="T9">r interaction, XML, Linux, Java.</text:span></text:h>
      <text:p text:style-name="P16"><text:bookmark-start text:name="__RefHeading___Toc1486_3709290493"/>Förord<text:bookmark-end text:name="__RefHeading___Toc1486_3709290493"/></text:p>
      <text:h text:style-name="P45"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2">Innehållsförteckning</text:p>
          </text:index-title>
          <text:p text:style-name="P34">Sammanfattning<text:tab/>2</text:p>
          <text:p text:style-name="P34">Abstract<text:tab/>3</text:p>
          <text:p text:style-name="P34">Förord<text:tab/>4</text:p>
          <text:p text:style-name="P34">Terminologi<text:tab/>6</text:p>
          <text:p text:style-name="P31">1 <text:tab/>Introduktion / Inledning<text:tab/>1</text:p>
          <text:p text:style-name="P33">1.1 <text:tab/>Bakgrund och problemmotivering<text:tab/>1</text:p>
          <text:p text:style-name="P33">1.2 <text:tab/>Övergripande syfte / Högnivåproblemformulering<text:tab/>2</text:p>
          <text:p text:style-name="P33">1.3 <text:tab/>Avgränsningar<text:tab/>2</text:p>
          <text:p text:style-name="P33">1.4 <text:tab/>Konkreta och verifierbara mål / Detaljerad problemformulering<text:tab/>2</text:p>
          <text:p text:style-name="P33">1.5 <text:tab/>Översikt<text:tab/>3</text:p>
          <text:p text:style-name="P33">1.6 <text:tab/>Författarens bidrag<text:tab/>3</text:p>
          <text:p text:style-name="P31">2 <text:tab/>Teori / Bakgrundsmaterial<text:tab/>4</text:p>
          <text:p text:style-name="P33">2.1 <text:tab/>Definition av termer och förkortningar<text:tab/>4</text:p>
          <text:p text:style-name="P30">2.1.1 <text:tab/>Exempel på rubriknivå 3<text:tab/>5</text:p>
          <text:p text:style-name="P33">2.2 <text:tab/>Att referera eller citera<text:tab/>5</text:p>
          <text:p text:style-name="P33">2.3 <text:tab/>Källförteckning och källhänvisningar<text:tab/>5</text:p>
          <text:p text:style-name="P33">2.4 <text:tab/>Automatiskt numrerade källhänvisningar<text:tab/>6</text:p>
          <text:p text:style-name="P33">2.5 <text:tab/>Illustrationer<text:tab/>7</text:p>
          <text:p text:style-name="P33">2.6 <text:tab/>Matematiska formler<text:tab/>8</text:p>
          <text:p text:style-name="P31">3 <text:tab/>Metod<text:tab/>9</text:p>
          <text:p text:style-name="P31">4 <text:tab/>Konstruktion / Lösningsalternativ<text:tab/>10</text:p>
          <text:p text:style-name="P31">5 <text:tab/>Resultat<text:tab/>11</text:p>
          <text:p text:style-name="P31">6 <text:tab/>Slutsatser / Analys / Diskussion<text:tab/>12</text:p>
          <text:p text:style-name="P33">6.1 <text:tab/>Analys och resultatdiskussion<text:tab/>12</text:p>
          <text:p text:style-name="P33">6.2 <text:tab/>Projektmetod diskussion<text:tab/>12</text:p>
          <text:p text:style-name="P33">6.3 <text:tab/>Etisk och social diskussion<text:tab/>13</text:p>
          <text:p text:style-name="P34">Källförteckning<text:tab/>14</text:p>
          <text:p text:style-name="P34">Bilaga A: Dokumentation av egenutvecklad programkod<text:tab/>15</text:p>
          <text:p text:style-name="P33"><text:tab/>Exempel på underrubrik<text:tab/>15</text:p>
        </text:index-body>
      </text:table-of-content>
      <text:h text:style-name="Heading_20_1_20_no_20_number" text:outline-level="1"><text:bookmark-start text:name="__RefHeading___Toc1484_3709290493"/>Terminologi<text:bookmark-end text:name="__RefHeading___Toc1484_3709290493"/></text:h>
      <text:h text:style-name="P44"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513096920816">
          <table:table-cell table:style-name="Table1.A1" table:number-columns-spanned="2" office:value-type="string">
            <text:h text:style-name="P40" text:outline-level="1">Akronymer/Förkortningar</text:h>
          </table:table-cell>
          <table:covered-table-cell/>
        </table:table-row>
        <table:table-row table:style-name="TableLine2513096913472">
          <table:table-cell table:style-name="Table1.A3" office:value-type="string">
            <text:p text:style-name="P7">ACK</text:p>
          </table:table-cell>
          <table:table-cell table:style-name="Table1.B3" office:value-type="string">
            <text:p text:style-name="P8"><text:span text:style-name="T1">Acknowledge. Kvittering av korrekt överfört meddelande.</text:span> </text:p>
          </table:table-cell>
        </table:table-row>
        <table:table-row table:style-name="TableLine2513096913744">
          <table:table-cell table:style-name="Table1.A3" office:value-type="string">
            <text:p text:style-name="P17">AWGN</text:p>
          </table:table-cell>
          <table:table-cell table:style-name="Table1.B3" office:value-type="string">
            <text:p text:style-name="P18">Additive White Gaussian Noise.</text:p>
          </table:table-cell>
        </table:table-row>
      </table:table>
      <text:h text:style-name="P44" text:outline-level="1"/>
      <table:table table:name="Table2" table:style-name="Table2">
        <table:table-column table:style-name="Table2.A"/>
        <table:table-column table:style-name="Table2.B"/>
        <table:table-row table:style-name="TableLine2513096916192">
          <table:table-cell table:style-name="Table2.A1" table:number-columns-spanned="2" office:value-type="string">
            <text:h text:style-name="P40" text:outline-level="1">Matematisk notation</text:h>
          </table:table-cell>
          <table:covered-table-cell/>
        </table:table-row>
        <table:table-row table:style-name="TableLine2513096941760">
          <table:table-cell table:style-name="Table2.A3" office:value-type="string">
            <text:p text:style-name="P7"><draw:frame draw:style-name="fr1" draw:name="Object1" text:anchor-type="as-char" svg:width="0.4366in" svg:height="0.1902in"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8">Generatorpolynom vid CRC.</text:p>
          </table:table-cell>
        </table:table-row>
        <table:table-row table:style-name="TableLine2513096937952">
          <table:table-cell table:style-name="Table2.A3" office:value-type="string">
            <text:p text:style-name="P17"><draw:frame draw:style-name="fr1" draw:name="Object2" text:anchor-type="as-char" svg:width="0.2693in" svg:height="0.2083in"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8">Grad av intersymbolinterferens.</text:p>
          </table:table-cell>
        </table:table-row>
      </table:table>
      <text:h text:style-name="P44" text:outline-level="1"/>
      <text:h text:style-name="P36" text:outline-level="1"><text:bookmark-start text:name="__RefHeading___Toc1452_3709290493"/>Introduktion / Inledning<text:bookmark-end text:name="__RefHeading___Toc1452_3709290493"/></text:h>
      <text:p text:style-name="P12">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7">Det inledande kapitlet motsvarar innehållet i den <text:span text:style-name="T5">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7">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text:bookmark-start text:name="__RefHeading___Toc1454_3709290493"/>Bakgrund och problemmotivering<text:bookmark-end text:name="__RefHeading___Toc1454_3709290493"/></text:h>
      <text:p text:style-name="P7">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7">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7">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7"><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text:bookmark-start text:name="__RefHeading___Toc1474_3709290493"/>Övergripande syfte / Högnivåproblemformulering<text:bookmark-end text:name="__RefHeading___Toc1474_3709290493"/></text:h>
      <text:p text:style-name="P7">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7">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text:bookmark-start text:name="__RefHeading___Toc1472_3709290493"/>Avgränsningar<text:bookmark-end text:name="__RefHeading___Toc1472_3709290493"/></text:h>
      <text:p text:style-name="P7">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text:bookmark-start text:name="__RefHeading___Toc1470_3709290493"/>Konkreta och verifierbara mål / Detaljerad problemformulering<text:bookmark-end text:name="__RefHeading___Toc1470_3709290493"/></text:h>
      <text:p text:style-name="P7">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7">Detta underkapitel skrivs vanligen efter det att du har genomfört teoristudien i kapitel 2, och revideras ofta under projektets gång. Det förekommer att den konkreta problemformuleringen placeras efter teoristudien, eftersom det annars <text:soft-page-break/>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7">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7">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7">Allt för tekniska detaljer senareläggs till konstruktionskapitlets tekniska kravspecifikation. </text:p>
      <text:h text:style-name="Heading_20_2" text:outline-level="2"><text:bookmark-start text:name="__RefHeading___Toc1468_3709290493"/>Översikt<text:bookmark-end text:name="__RefHeading___Toc1468_3709290493"/></text:h>
      <text:p text:style-name="P7">Beskriv kort rapportens disposition. Exempel: ”Kapitel 2 beskriver...”.</text:p>
      <text:h text:style-name="Heading_20_2" text:outline-level="2"><text:bookmark-start text:name="__RefHeading___Toc1466_3709290493"/>Författarens bidrag<text:bookmark-end text:name="__RefHeading___Toc1466_3709290493"/></text:h>
      <text:p text:style-name="P7">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xt:bookmark-start text:name="__RefHeading___Toc1450_3709290493"/>Teori / Bakgrundsmaterial<text:bookmark-end text:name="__RefHeading___Toc1450_3709290493"/></text:h>
      <text:p text:style-name="P7">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7">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7">Rubriken kan gärna vara ett ämne, till exempel ”GSM-standarden” eller ”Forskningsläget inom område X”. </text:p>
      <text:p text:style-name="P7">Om teoristudien är kort kan den i stället ingå i kapitlet Inledning.</text:p>
      <text:p text:style-name="P7">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text:bookmark-start text:name="__RefHeading___Toc1464_3709290493"/>Definition av termer och förkortningar<text:bookmark-end text:name="__RefHeading___Toc1464_3709290493"/></text:h>
      <text:p text:style-name="P7">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5">kursiv</text:span> stil. </text:p>
      <text:p text:style-name="P7">Första gången en <text:span text:style-name="T5">förkortning</text:span> (förk.) används skrivs den inom parentes efter dess förklaring, såsom exemplifieras i denna mening. </text:p>
      <text:p text:style-name="P7">Använd svenska termer så långt det är möjligt. Se svenska datatermgruppens rekommendationer på webbplatsen<text:tab/> </text:p>
      <text:p text:style-name="P7">http://www.nada.kth.se/dataterm/.</text:p>
      <text:h text:style-name="Heading_20_3" text:outline-level="3"><text:bookmark-start text:name="__RefHeading___Toc1478_3709290493"/><text:soft-page-break/>Exempel på rubriknivå 3<text:bookmark-end text:name="__RefHeading___Toc1478_3709290493"/></text:h>
      <text:p text:style-name="P7">Undvik för många rubriknivåer. </text:p>
      <text:h text:style-name="Heading_20_2" text:outline-level="2"><text:bookmark-start text:name="__RefHeading___Toc1462_3709290493"/>Att referera eller citera<text:bookmark-end text:name="__RefHeading___Toc1462_3709290493"/></text:h>
      <text:p text:style-name="P7">Du <text:span text:style-name="T5">refererar</text:span> när du sammanfattar eller återger en text med egna ord.</text:p>
      <text:p text:style-name="P7">Ex: Fors<text:span text:style-name="T21">s</text:span>lund <text:bookmark-ref text:reference-format="number" text:ref-name="__RefNumPara__1427_1373209633">[5]</text:bookmark-ref><text:s/>förespråkar mer berättande rubriker i tekniska rapporter och menar att man särskilt i underrubrikerna kan ge viktig information.</text:p>
      <text:p text:style-name="P7">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7">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7">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7"/>
      <text:h text:style-name="Heading_20_2" text:outline-level="2"><text:bookmark-start text:name="__RefHeading___Toc1460_3709290493"/>Källförteckning och källhänvisningar<text:bookmark-end text:name="__RefHeading___Toc1460_3709290493"/></text:h>
      <text:p text:style-name="P13">Observera! Att kopiera in en text utan att ange dess källa betraktas som plagiat och därmed allvarligt fusk. </text:p>
      <text:p text:style-name="P7">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7">Använd vederhäftiga källor, gärna författade av auktoriteter på området. Privata hemsidor och studentuppsatser har låg tillförlitlighet som källor, i synnerhet om <text:soft-page-break/>studentuppsatsen har lägre nivå (A, B, C eller D) än det egna arbetet. Var källkritisk, särskilt mot kommersiella försäljningsargument.</text:p>
      <text:p text:style-name="P7">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7">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text:s/>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text:s/>kan dynamiska SFN ge betydande prestandavinster.</text:p>
      <text:p text:style-name="P7">Exempel på post i källförteckning enligt Vancouver-systemet: (Observera att förteckningen inte placeras här, utan i slutet av dokumentet.)</text:p>
      <text:p text:style-name="P7">[2]<text:tab/>M. Eriksson, ”Dynamic Single Frequency Networks”, <text:span text:style-name="T5">IEEE Journal on <text:tab/>Selected Areas in Communications (J-SAC)</text:span>, vol. 19, nr. 10, 2001, <text:tab/><text:tab/>s. 1905-1914.</text:p>
      <text:p text:style-name="P7">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7">Exempel på källförteckning:</text:p>
      <text:p text:style-name="P7">[9]<text:tab/>Wikipedia, ”H.264/MPEG-4 AVC”, <text:tab/>http://en.wikipedia.org/wiki/H.264/MPEG-4_AVC <text:line-break/><text:tab/>Hämtad 2010-04-21.</text:p>
      <text:p text:style-name="P7">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7">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7">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text:soft-page-break/>ner i Urvalsfönstret och markera den referens du vill referera till och välj därefter Nummer i fönstret Infoga referens till. Exempel på en sådan källhänvisning: Se <text:bookmark-ref text:reference-format="number" text:ref-name="__RefNumPara__599_1477455428">[1]</text:bookmark-ref>. Fördelen med denna metod är att källförteckningen kan ha valfri ordningsföljd. </text:p>
      <text:h text:style-name="Heading_20_2" text:outline-level="2"><text:bookmark-start text:name="__RefHeading___Toc1458_3709290493"/>Illustrationer<text:bookmark-end text:name="__RefHeading___Toc1458_3709290493"/></text:h>
      <text:p text:style-name="P7">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9"><draw:g text:anchor-type="as-char" svg:y="-0.2437in" draw:z-index="7" draw:name="Shape2" draw:style-name="gr1"><draw:custom-shape draw:style-name="gr2" draw:text-style-name="P47" xml:id="id1" draw:id="id1" svg:width="1.3787in" svg:height="1.2752in" svg:x="0in" svg:y="0in"><text:p text:style-name="P46"><text:span text:style-name="T24">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7" xml:id="id2" draw:id="id2" svg:width="1.7717in" svg:height="1.2752in" svg:x="2.402in" svg:y="0in"><text:p text:style-name="P46"><text:span text:style-name="T24">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48" draw:type="line" svg:x1="1.3783in" svg:y1="0.6374in" svg:x2="2.402in" svg:y2="0.6374in"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7">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7">Du kan rita illustrationer i OpenOffice Draw och kopiera figuren direkt in i OpenOffice Writer. För att få figuren att följa texten högerklicka på den och välj Förankring-&gt;Som tecken.</text:p>
      <text:p text:style-name="P7">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7">Kom ihåg att du enkelt kan nå Fältkommandofönstret för korsreferenser och variabelnamn genom att trycka Ctrl+F2.</text:p>
      <text:p text:style-name="P7">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20"><text:soft-page-break/>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able:table-row table:style-name="TableLine2513355432224">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style-name="TableLine2513355435760">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style-name="TableLine2513355445008">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text:bookmark-start text:name="__RefHeading___Toc1456_3709290493"/>Matematiska formler<text:bookmark-end text:name="__RefHeading___Toc1456_3709290493"/></text:h>
      <text:p text:style-name="P9">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10">Den effekt<draw:frame draw:style-name="fr1" draw:name="Object3" text:anchor-type="as-char" svg:width="0.3362in" svg:height="0.2083in" draw:z-index="2"><draw:object xlink:href="./Object 3" xlink:type="simple" xlink:show="embed" xlink:actuate="onLoad"/><draw:image xlink:href="./ObjectReplacements/Object 3" xlink:type="simple" xlink:show="embed" xlink:actuate="onLoad"/></draw:frame>som överförs från basstation <text:span text:style-name="T5">i</text:span> till mobiltelefon <text:span text:style-name="T5">j</text:span> modelleras enligt följande:</text:p>
      <text:p text:style-name="Fomula"><draw:frame draw:style-name="fr1" draw:name="Object4" text:anchor-type="as-char" svg:width="1.0937in" svg:height="0.4661in"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10">där<draw:frame draw:style-name="fr1" draw:name="Object5" text:anchor-type="as-char" svg:width="0.2311in" svg:height="0.2083in" draw:z-index="4"><draw:object xlink:href="./Object 5" xlink:type="simple" xlink:show="embed" xlink:actuate="onLoad"/><draw:image xlink:href="./ObjectReplacements/Object 5" xlink:type="simple" xlink:show="embed" xlink:actuate="onLoad"/></draw:frame>är basstationens sändareffekt;<draw:frame draw:style-name="fr1" draw:name="Object6" text:anchor-type="as-char" svg:width="0.3209in" svg:height="0.2083in" draw:z-index="5"><draw:object xlink:href="./Object 6" xlink:type="simple" xlink:show="embed" xlink:actuate="onLoad"/><draw:image xlink:href="./ObjectReplacements/Object 6" xlink:type="simple" xlink:show="embed" xlink:actuate="onLoad"/></draw:frame>är avståndet mellan basstationen och mobilen; <text:span text:style-name="T7">α</text:span><text:span text:style-name="T8"> är en utbredningsexponent som är 2 i fri rymd och cirka 3 till 4 i stadsbebyggelse; </text:span><text:span text:style-name="T5">C</text:span> är en faktor som beror av antennförstärkning, kanalfrekvens och antennhöjd; samt<draw:frame draw:style-name="fr1" draw:name="Object7" text:anchor-type="as-char" svg:width="0.3402in" svg:height="0.2083in"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10">Du kan enkelt lägga till och editera matematisk formler med ekvationseditorn <text:s/>som du finner under under Infoga -&gt; Objekt -&gt; Formel...”. </text:p>
      <text:p text:style-name="P10">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text:bookmark-start text:name="__RefHeading___Toc1448_3709290493"/>Metod<text:bookmark-end text:name="__RefHeading___Toc1448_3709290493"/></text:h>
      <text:p text:style-name="P11">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11">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11">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11">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11">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text:bookmark-start text:name="__RefHeading___Toc1446_3709290493"/>Konstruktion / Lösningsalternativ<text:bookmark-end text:name="__RefHeading___Toc1446_3709290493"/></text:h>
      <text:p text:style-name="P11">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11">Tänk på att läsaren sällan är intresserad av alltför detaljerad dokumentation av datorprogramkod, algoritmer, kretsscheman, användarhand-ledning, med mera. Sådana detaljer placeras med fördel i bilagor, om de över huvud taget inkluderas. </text:p>
      <text:p text:style-name="P11">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ext:span text:style-name="T5">top-down-metoden</text:spa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11">Det är emellertid inte alltid praktiskt möjligt att arbeta enligt top-down-metoden, eftersom problemet kan vara för komplext och du inte ser hela problembilden från början. Många gånger måste du kanske växla mellan top-down- och <text:span text:style-name="T5">bottom-up-metoden</text:spa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11">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Heading_20_1" text:outline-level="1"><text:bookmark-start text:name="__RefHeading___Toc1444_3709290493"/>Resultat<text:bookmark-end text:name="__RefHeading___Toc1444_3709290493"/></text:h>
      <text:p text:style-name="P11">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1">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1">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Slutsatser / Analys / Diskussion<text:bookmark-end text:name="__RefHeading___Toc1442_3709290493"/></text:h>
      <text:p text:style-name="P7">Efter de objektiva resultaten följer kapitlet Slutsatser/Analys/Diskussion (välj en rubrik), där du presenter dina egna slutsatser, din subjektiva uppfattning, samt kritiskt analyserar resultatens tillförlitlighet och generaliserbarhet.</text:p>
      <text:p text:style-name="P7">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7">Att återknyta till undersökningens syftes- och målformulering hör till det viktigaste i detta kapitel. </text:p>
      <text:p text:style-name="P7">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7">Den sista frågan inbjuder till möjligheten att ge förslag till andra, anknytande undersökningar, d.v.s. förslag dels till åtgärder och rekommendationer, dels till fortsatt forskning eller utveckling för den som vill bygga vidare på ditt arbete.</text:p>
      <text:p text:style-name="P7">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6">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6">Analysera och diskutera din valda metod, infallsvinkel och/eller valda startvärden.</text:p>
      <text:h text:style-name="Heading_20_2" text:outline-level="2"><text:bookmark-start text:name="__RefHeading___Toc1416_2017885846"/><text:soft-page-break/>Etisk och social diskussion<text:bookmark-end text:name="__RefHeading___Toc1416_2017885846"/></text:h>
      <text:p text:style-name="P6">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15"/>
      <text:p text:style-name="P21"><text:bookmark-start text:name="__RefHeading___Toc1482_3709290493"/>Källförteckning<text:bookmark-end text:name="__RefHeading___Toc1482_3709290493"/></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2.4</text:bookmark-ref>.</text:p>
      <text:list xml:id="list2077458357" text:style-name="L1">
        <text:list-item>
          <text:p text:style-name="P38"><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8"><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38"><text:bookmark-start text:name="__RefNumPara__1880_1373209633"/>M. Eriksson, ”Dynamic Single Frequency Networks”, <text:span text:style-name="T5">IEEE Journal on Selected Areas in Communications (J-SAC)</text:span>, vol. 19, nr. 10, 2001, pp. 1905-1914. (Exempel på referens till artikel i vetenskaplig tidskrift)<text:bookmark-end text:name="__RefNumPara__1880_1373209633"/></text:p>
        </text:list-item>
        <text:list-item>
          <text:p text:style-name="P38"><text:bookmark-start text:name="__RefNumPara__1429_1373209633"/>S. Strömquist, <text:span text:style-name="T6">Skrivboken</text:span>. 4 uppl. Malmö: Gleerups., 2000 (Exempel på referens till bok)<text:bookmark-end text:name="__RefNumPara__1429_1373209633"/></text:p>
        </text:list-item>
        <text:list-item>
          <text:p text:style-name="P38"><text:bookmark-start text:name="__RefNumPara__1427_1373209633"/>L. Forsslund, ”Rapportering av forskningsresultat - ett rationaliserings-<text:line-break/>objekt”. <text:span text:style-name="T5">Industriell teknik</text:span>, 22, 1969, s. 361-363. (Exempel på referens till artikel i tidskrift)<text:bookmark-end text:name="__RefNumPara__1427_1373209633"/></text:p>
        </text:list-item>
        <text:list-item>
          <text:p text:style-name="P38">N. Bie, “Minspel på Internet”. <text:span text:style-name="T5">Dagens Nyheter</text:span> 7 juli, 1997, page 5. (Exempel på referens till artikel i dagstidning)</text:p>
        </text:list-item>
        <text:list-item>
          <text:p text:style-name="P38">K. Berg, ”Inledning till kunskap”, Fiktiva högskolan, rapport nr XYZ-102, 2003, 120 sidor. (Exempel på referens till annan rapport)</text:p>
        </text:list-item>
        <text:list-item>
          <text:p text:style-name="P38"><text:bookmark-start text:name="__RefNumPara__912_1018458898"/>AB Benzlers. <text:span text:style-name="T5">Växelboken. Kuggväxlar, kuggremmar, kilremmar etc</text:span>. Mecman. Hydraulik, SKF. Huvudkatalog. (Exempel på referens till katalog)<text:bookmark-end text:name="__RefNumPara__912_1018458898"/></text:p>
        </text:list-item>
        <text:list-item>
          <text:p text:style-name="P38">Microsoft Corporation, 1992: <text:span text:style-name="T5">Microsoft Word Användarhandbok. Ordbehandlingsprogram för Macintosh Version 5.0</text:span>. (Exempel på referens till manual)</text:p>
        </text:list-item>
        <text:list-item>
          <text:p text:style-name="P38"><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text:bookmark-start text:name="__RefHeading___Toc1480_3709290493"/>Bilaga A: Dokumentation av egenutvecklad programkod<text:bookmark-end text:name="__RefHeading___Toc1480_3709290493"/></text:p>
      <text:p text:style-name="Heading_20_2_20_no_20_number"><text:bookmark-start text:name="__RefHeading___Toc1476_3709290493"/>Exempel på underrubrik<text:bookmark-end text:name="__RefHeading___Toc1476_3709290493"/></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FreeSerif1" svg:font-family="FreeSerif" style:font-adornments="Regular" style:font-family-generic="roman"/>
    <style:font-face style:name="Arial" svg:font-family="Arial" style:font-family-generic="roman" style:font-pitch="variable"/>
    <style:font-face style:name="FreeSerif"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2"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3"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P5"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15</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1.1.2$Windows_X86_64 LibreOffice_project/fe0b08f4af1bacafe4c7ecc87ce55bb426164676</meta:generator>
    <meta:document-statistic meta:table-count="3" meta:image-count="0" meta:object-count="7" meta:page-count="21" meta:paragraph-count="191" meta:word-count="4411" meta:character-count="30535" meta:non-whitespace-character-count="26269"/>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